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11e" officeooo:paragraph-rsid="0011d11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4af18" officeooo:paragraph-rsid="0014af1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64a46" officeooo:paragraph-rsid="00164a4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1d11e" officeooo:paragraph-rsid="0011d11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303a8" officeooo:paragraph-rsid="001303a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49feb" officeooo:paragraph-rsid="00149fe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4af18" officeooo:paragraph-rsid="0014af1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64a46" officeooo:paragraph-rsid="00164a46" style:font-weight-asian="normal" style:font-weight-complex="normal"/>
    </style:style>
    <style:style style:name="T1" style:family="text">
      <style:text-properties officeooo:rsid="00149feb"/>
    </style:style>
    <style:style style:name="T2" style:family="text">
      <style:text-properties fo:font-style="italic" officeooo:rsid="00149feb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Compilation 2023/2024</text:p>
      <text:p text:style-name="P1"/>
      <text:p text:style-name="P4"/>
      <text:p text:style-name="P4">Objets nécessaires :</text:p>
      <text:p text:style-name="P4"/>
      <text:p text:style-name="P4"><text:tab/>Linux sous x86_64</text:p>
      <text:p text:style-name="P4"><text:tab/>Lark</text:p>
      <text:p text:style-name="P4"><text:tab/>gcc</text:p>
      <text:p text:style-name="P4"><text:tab/>nasm</text:p>
      <text:p text:style-name="P4"/>
      <text:p text:style-name="P4">Language de programmation (ce que l’on conservera) :</text:p>
      <text:p text:style-name="P4"/>
      <text:p text:style-name="P4"><text:tab/>+,-,*,/</text:p>
      <text:p text:style-name="P4"><text:tab/>if, while</text:p>
      <text:p text:style-name="P4"><text:tab/>variables</text:p>
      <text:p text:style-name="P4"><text:tab/>printf</text:p>
      <text:p text:style-name="P4"/>
      <text:p text:style-name="P5">Pour un langage de programmation, il faut definir :</text:p>
      <text:p text:style-name="P5"/>
      <text:p text:style-name="P5"><text:tab/>la syntaxe (ce qui est correctement écrit), notion d’expression régulière et de grammaire algébrique, automates à pile</text:p>
      <text:p text:style-name="P5"/>
      <text:p text:style-name="P5"><text:tab/>la sémantique ( ce que calcule le programme), il existe plusieurs formes de sémantique :</text:p>
      <text:p text:style-name="P5"/>
      <text:p text:style-name="P5"><text:tab/><text:tab/>sémantique dénotationnelle (description mathématique des fonctions) (la notre)</text:p>
      <text:p text:style-name="P5"/>
      <text:p text:style-name="P5"><text:tab/><text:tab/>sémantiques axiomatiques (logique de Hoare, cf secure coding)</text:p>
      <text:p text:style-name="P5"/>
      <text:p text:style-name="P5"><text:tab/><text:tab/>sémantiques opérationnelles ( on fait le calcul étape par étape)</text:p>
      <text:p text:style-name="P5"/>
      <text:p text:style-name="P5"><text:tab/>=&gt; les deux dernières sémantiques sont moins ambiteuses, ici on arrive à faire de la sémantique denotationnelle seulement grace à la petite taille de <text:span text:style-name="T1">notre langage initial.</text:span></text:p>
      <text:p text:style-name="P5"/>
      <text:p text:style-name="P5"><text:tab/><text:span text:style-name="T1">=&gt; à propos de la sémantique dénotationnelle : Xavier Leroy au collège de France saison 1, Glynn Winskel </text:span><text:span text:style-name="T2">Categories for the computer scientist</text:span><text:span text:style-name="T1">, Neil Jones </text:span><text:span text:style-name="T2">Computability and complexity from a programming perspective</text:span><text:span text:style-name="T1">.</text:span></text:p>
      <text:p text:style-name="P5"/>
      <text:p text:style-name="P5"><text:tab/><text:tab/><text:tab/><text:tab/>________________________</text:p>
      <text:p text:style-name="P5"/>
      <text:p text:style-name="P6"><text:span text:style-name="T4">Domaine de Calcul</text:span> : univers dans lequel les valeurs « vivent »</text:p>
      <text:p text:style-name="P6"/>
      <text:p text:style-name="P6"><text:tab/>D:= Z/2⁶⁴Z (entiers machines)</text:p>
      <text:p text:style-name="P6"/>
      <text:p text:style-name="P6"><text:tab/>ou D:= Z, N, (ASCII)*, R^f</text:p>
      <text:p text:style-name="P6"/>
      <text:p text:style-name="P2">Description formelle du langage :</text:p>
      <text:p text:style-name="P2"/>
      <text:p text:style-name="P7"><text:tab/>Languages fonctionnels : OCaml, Haskell</text:p>
      <text:p text:style-name="P7"/>
      <text:p text:style-name="P7"><text:tab/>Languages impératifs : C, java …</text:p>
      <text:p text:style-name="P7"/>
      <text:p text:style-name="P8">syntaxe abstraite!= syntaxe concrete</text:p>
      <text:p text:style-name="P8"><text:soft-page-break/>V={X1,X2,…,Y,…} .€{+,-,*}</text:p>
      <text:p text:style-name="P2"/>
      <text:p text:style-name="P8">Expr::= D| V| Expr . Expr | .Expr</text:p>
      <text:p text:style-name="P8">Com::= V=Expr</text:p>
      <text:p text:style-name="P8"/>
      <text:p text:style-name="P3">Magasin (store en anglais)<text:span text:style-name="T3"> == état/valeur des variables</text:span></text:p>
      <text:p text:style-name="P3"/>
      <text:p text:style-name="P3">0 <text:span text:style-name="T3">: V→D</text:span></text:p>
      <text:p text:style-name="P8"><text:s text:c="5"/>X→ 0</text:p>
      <text:p text:style-name="P8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52:40.977215917</meta:creation-date>
    <dc:date>2024-04-18T16:51:09.502093854</dc:date>
    <meta:editing-duration>PT23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222" meta:character-count="1457" meta:non-whitespace-character-count="1240"/>
  </office:meta>
</office:document-meta>
</file>